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marker-end="Arrow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ole-draw-aspect="1" style:protect="size"/>
    </style:style>
    <style:style style:name="pr1" style:family="presentation" style:parent-style-name="Human-title">
      <style:graphic-properties draw:fill-color="#ffffff" draw:auto-grow-height="true" fo:min-height="2.999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draw:auto-grow-height="true" fo:min-height="3.507cm"/>
    </style:style>
    <style:style style:name="pr5" style:family="presentation" style:parent-style-name="Human-outline1">
      <style:graphic-properties fo:min-height="2.586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fo:min-height="14.75cm"/>
    </style:style>
    <style:style style:name="pr8" style:family="presentation" style:parent-style-name="Human-title">
      <style:graphic-properties fo:min-height="3.256cm"/>
    </style:style>
    <style:style style:name="pr9" style:family="presentation" style:parent-style-name="Human-outline1">
      <style:graphic-properties draw:fit-to-size="shrink-to-fit" fo:min-height="13.609cm"/>
    </style:style>
    <style:style style:name="pr10" style:family="presentation" style:parent-style-name="Human-outline1">
      <style:graphic-properties fo:min-height="14.586cm"/>
    </style:style>
    <style:style style:name="pr11" style:family="presentation" style:parent-style-name="Human-outline1">
      <style:graphic-properties fo:min-height="13.609cm"/>
    </style:style>
    <style:style style:name="pr12" style:family="presentation" style:parent-style-name="Human-outline1">
      <style:graphic-properties draw:textarea-horizontal-align="center" draw:auto-grow-height="false" draw:fit-to-size="shrink-to-fit" fo:min-height="13.609cm"/>
    </style:style>
    <style:style style:name="pr13" style:family="presentation" style:parent-style-name="Human-subtitle">
      <style:graphic-properties draw:fill-color="#ffffff" fo:min-height="18.5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line-height="200%"/>
    </style:style>
    <style:style style:name="P5" style:family="paragraph">
      <style:text-properties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20% 60%" fo:font-style="italic" style:font-style-asian="italic" style:font-weight-asian="normal" style:font-style-complex="italic" style:font-weight-complex="normal"/>
    </style:style>
    <style:style style:name="T3" style:family="text">
      <style:text-properties style:text-position="-20% 50%" fo:font-style="italic" style:font-style-asian="italic" style:font-style-complex="italic"/>
    </style:style>
    <style:style style:name="T4" style:family="text">
      <style:text-properties style:text-position="-20% 60%" fo:font-style="italic" style:font-style-asian="italic" style:font-style-complex="italic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sub 58%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-20% 60%"/>
    </style:style>
    <style:style style:name="T10" style:family="text">
      <style:text-properties fo:font-family="'Arial Narrow'" style:font-style-name="Regular" style:font-family-generic="swiss" style:font-pitch="variable" style:font-family-asian="'Arial Narrow'" style:font-style-name-asian="Regular" style:font-family-generic-asian="swiss" style:font-pitch-asian="variable" style:font-family-complex="'Arial Narrow'" style:font-style-name-complex="Regular" style:font-family-generic-complex="swiss" style:font-pitch-complex="variable"/>
    </style:style>
    <style:style style:name="T11" style:family="text">
      <style:text-properties fo:font-family="Arial" style:font-family-generic="roman" style:font-pitch="variable" style:font-family-asian="'Arial Narrow'" style:font-style-name-asian="Regular" style:font-family-generic-asian="swiss" style:font-pitch-asian="variable" style:font-family-complex="'Arial Narrow'" style:font-style-name-complex="Regular" style:font-family-generic-complex="swiss" style:font-pitch-complex="variable"/>
    </style:style>
    <style:style style:name="T12" style:family="text">
      <style:text-properties style:text-position="sub 60%"/>
    </style:style>
    <style:style style:name="T13" style:family="text">
      <style:text-properties style:text-position="0% 100%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5cm" svg:y="5.027cm" presentation:class="title" presentation:user-transformed="true">
          <draw:text-box>
            <text:p text:style-name="P1">Grafos e suas propriedades; algoritmos em grafos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Augusto Fernandes Vellozo</text:p>
            <text:p><text:date style:data-style-name="D4" text:date-value="2010-04-09">09.04.2010</text:date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2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O que é um grafo?</text:p>
          </draw:text-box>
        </draw:frame>
        <draw:frame presentation:style-name="pr5" draw:layer="layout" svg:width="25.1cm" svg:height="2.586cm" svg:x="1.4cm" svg:y="4.914cm" presentation:class="outline" presentation:user-transformed="true">
          <draw:text-box>
            <text:list text:style-name="L2">
              <text:list-item>
                <text:p>Grafo é um conjunto de elementos (vértices ou nós) e suas ligações (arestas ou arcos).</text:p>
              </text:list-item>
            </text:list>
          </draw:text-box>
        </draw:frame>
        <draw:g>
          <draw:custom-shape draw:style-name="gr2" draw:text-style-name="P3" draw:id="id1" draw:layer="layout" svg:width="0.5cm" svg:height="0.5cm" svg:x="1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3" draw:layer="layout" svg:width="0.5cm" svg:height="0.5cm" svg:x="6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4" draw:layer="layout" svg:width="0.5cm" svg:height="0.5cm" svg:x="9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2" draw:layer="layout" svg:width="0.5cm" svg:height="0.5cm" svg:x="4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.926cm" svg:y1="9.426cm" svg:x2="4cm" svg:y2="10.749cm" draw:start-shape="id1" draw:start-glue-point="9" draw:end-shape="id2" draw:end-glue-point="6" svg:d="m1926 9426 2074 1323">
            <text:p/>
          </draw:connector>
          <draw:connector draw:style-name="gr4" draw:text-style-name="P3" draw:layer="layout" draw:type="line" svg:x1="4.5cm" svg:y1="10.749cm" svg:x2="6.572cm" svg:y2="9.426cm" draw:start-shape="id2" draw:start-glue-point="10" draw:end-shape="id3" draw:end-glue-point="7" svg:d="m4500 10749 2072-1323">
            <text:p/>
          </draw:connector>
          <draw:connector draw:style-name="gr4" draw:text-style-name="P3" draw:layer="layout" draw:type="line" svg:x1="6.926cm" svg:y1="9.426cm" svg:x2="9.072cm" svg:y2="10.572cm" draw:start-shape="id3" draw:start-glue-point="9" draw:end-shape="id4" draw:end-glue-point="5" svg:d="m6926 9426 2146 1146">
            <text:p/>
          </draw:connector>
          <draw:connector draw:style-name="gr4" draw:text-style-name="P3" draw:layer="layout" draw:type="line" svg:x1="4.5cm" svg:y1="10.749cm" svg:x2="9cm" svg:y2="10.749cm" draw:start-shape="id2" draw:start-glue-point="10" draw:end-shape="id4" draw:end-glue-point="6" svg:d="m4500 10749h4500">
            <text:p/>
          </draw:connector>
        </draw:g>
        <draw:g draw:id="id13">
          <draw:custom-shape draw:style-name="gr2" draw:text-style-name="P3" draw:layer="layout" svg:width="0.5cm" svg:height="0.5cm" svg:x="1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6" draw:layer="layout" svg:width="0.5cm" svg:height="0.5cm" svg:x="20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7" draw:layer="layout" svg:width="0.5cm" svg:height="0.5cm" svg:x="22.5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5" draw:layer="layout" svg:width="0.5cm" svg:height="0.5cm" svg:x="17.5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8cm" svg:y1="10.749cm" svg:x2="20.072cm" svg:y2="9.426cm" draw:start-shape="id5" draw:start-glue-point="10" draw:end-shape="id6" draw:end-glue-point="7" svg:d="m18000 10749 2072-1323">
            <text:p/>
          </draw:connector>
          <draw:connector draw:style-name="gr4" draw:text-style-name="P3" draw:layer="layout" draw:type="line" svg:x1="20.426cm" svg:y1="9.426cm" svg:x2="22.572cm" svg:y2="10.572cm" draw:start-shape="id6" draw:start-glue-point="9" draw:end-shape="id7" draw:end-glue-point="5" svg:d="m20426 9426 2146 1146">
            <text:p/>
          </draw:connector>
          <draw:connector draw:style-name="gr4" draw:text-style-name="P3" draw:layer="layout" draw:type="line" svg:x1="18cm" svg:y1="10.749cm" svg:x2="22.5cm" svg:y2="10.749cm" draw:start-shape="id5" draw:start-glue-point="10" draw:end-shape="id7" draw:end-glue-point="6" svg:d="m18000 10749h4500">
            <text:p/>
          </draw:connector>
        </draw:g>
        <draw:g draw:id="id16">
          <draw:custom-shape draw:style-name="gr2" draw:text-style-name="P3" draw:id="id8" draw:layer="layout" svg:width="0.5cm" svg:height="0.5cm" svg:x="11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10" draw:layer="layout" svg:width="0.5cm" svg:height="0.5cm" svg:x="16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11" draw:layer="layout" svg:width="0.5cm" svg:height="0.5cm" svg:x="18.5cm" svg:y="1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id="id9" draw:layer="layout" svg:width="0.5cm" svg:height="0.5cm" svg:x="13.5cm" svg:y="1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line" svg:x1="11.426cm" svg:y1="13.426cm" svg:x2="13.5cm" svg:y2="14.749cm" draw:start-shape="id8" draw:start-glue-point="9" draw:end-shape="id9" draw:end-glue-point="6" svg:d="m11426 13426 2074 1323">
            <text:p/>
          </draw:connector>
          <draw:connector draw:style-name="gr4" draw:text-style-name="P3" draw:layer="layout" draw:type="line" svg:x1="14cm" svg:y1="14.749cm" svg:x2="16.072cm" svg:y2="13.426cm" draw:start-shape="id9" draw:start-glue-point="10" draw:end-shape="id10" draw:end-glue-point="7" svg:d="m14000 14749 2072-1323">
            <text:p/>
          </draw:connector>
          <draw:connector draw:style-name="gr4" draw:text-style-name="P3" draw:layer="layout" draw:type="line" svg:x1="16.426cm" svg:y1="13.426cm" svg:x2="18.572cm" svg:y2="14.572cm" draw:start-shape="id10" draw:start-glue-point="9" draw:end-shape="id11" draw:end-glue-point="5" svg:d="m16426 13426 2146 1146">
            <text:p/>
          </draw:connector>
          <draw:connector draw:style-name="gr4" draw:text-style-name="P3" draw:layer="layout" draw:type="line" svg:x1="14cm" svg:y1="14.749cm" svg:x2="18.5cm" svg:y2="14.749cm" draw:start-shape="id9" draw:start-glue-point="10" draw:end-shape="id11" draw:end-glue-point="6" svg:d="m14000 14749h4500">
            <text:p/>
          </draw:connector>
          <draw:connector draw:style-name="gr4" draw:text-style-name="P3" draw:layer="layout" draw:type="curve" svg:x1="13.749cm" svg:y1="14.5cm" svg:x2="11.5cm" svg:y2="13.249cm" draw:start-shape="id9" draw:start-glue-point="4" draw:end-shape="id8" draw:end-glue-point="10" svg:d="m13749 14500c0-834-749-1251-2249-1251">
            <text:p/>
          </draw:connector>
        </draw:g>
        <draw:g draw:id="id18">
          <draw:custom-shape draw:style-name="gr2" draw:text-style-name="P3" draw:id="id12" draw:layer="layout" svg:width="0.5cm" svg:height="0.5cm" svg:x="23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type="curve" svg:x1="23.426cm" svg:y1="14.426cm" svg:x2="23.072cm" svg:y2="14.072cm" draw:start-shape="id12" draw:start-glue-point="9" draw:end-shape="id12" draw:end-glue-point="5" svg:d="m23426 14426c864 0 720-464 416-767s-770-446-770 413">
            <text:p/>
          </draw:connector>
        </draw:g>
        <draw:g draw:id="id14">
          <draw:custom-shape draw:style-name="gr2" draw:text-style-name="P3" draw:layer="layout" svg:width="0.5cm" svg:height="0.5cm" svg:x="2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id="id15" draw:layer="layout" svg:width="3cm" svg:height="0.962cm" svg:x="4.5cm" svg:y="14.538cm">
          <draw:text-box>
            <text:p>{} <text:s/>Vazio</text:p>
          </draw:text-box>
        </draw:frame>
        <draw:frame draw:style-name="gr6" draw:id="id17" draw:layer="layout" svg:width="3.139cm" svg:height="0.962cm" svg:x="13.178cm" svg:y="15.538cm">
          <draw:text-box>
            <text:p>Paralelas</text:p>
          </draw:text-box>
        </draw:frame>
        <draw:frame draw:style-name="gr7" draw:id="id19" draw:layer="layout" svg:width="3cm" svg:height="0.962cm" svg:x="22cm" svg:y="15.538cm">
          <draw:text-box>
            <text:p>Laç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5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SP -SJC- CJ-T</text:p>
              <text:p>Professor – universidade – aula - cantina</text:p>
            </draw:text-box>
          </draw:frame>
        </presentation:notes>
      </draw:page>
      <draw:page draw:name="page3" draw:style-name="dp1" draw:master-page-name="Human" presentation:presentation-page-layout-name="AL1T0">
        <office:forms form:automatic-focus="false" form:apply-design-mode="false"/>
        <draw:frame presentation:style-name="pr4" draw:layer="layout" svg:width="25.199cm" svg:height="3.507cm" svg:x="1.301cm" svg:y="0.001cm" presentation:class="title" presentation:user-transformed="true">
          <draw:text-box>
            <text:p>Propriedades básicas</text:p>
          </draw:text-box>
        </draw:frame>
        <draw:frame presentation:style-name="pr5" draw:layer="layout" svg:width="26cm" svg:height="11.857cm" svg:x="1.5cm" svg:y="5.414cm" presentation:class="outline" presentation:user-transformed="true">
          <draw:text-box>
            <text:list text:style-name="L2">
              <text:list-item>
                <text:p>Vértices com rótulos</text:p>
                <text:p/>
                <text:p/>
              </text:list-item>
              <text:list-item>
                <text:p>Grafo dirigido: as arestas têm direção</text:p>
                <text:p/>
                <text:p/>
              </text:list-item>
              <text:list-item>
                <text:p>Pes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3T1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Representações</text:p>
          </draw:text-box>
        </draw:frame>
        <draw:frame presentation:style-name="pr7" draw:layer="layout" svg:width="25.199cm" svg:height="15.547cm" svg:x="1.294cm" svg:y="3.75cm" presentation:class="outline" presentation:user-transformed="true">
          <draw:text-box>
            <text:list text:style-name="L2">
              <text:list-item>
                <text:p>Imagem gráfica</text:p>
              </text:list-item>
              <text:list-item>
                <text:p text:id="id20">Conjuntos</text:p>
                <text:list>
                  <text:list-item>
                    <text:p text:id="id21"><text:span text:style-name="T1">G=(V,E)</text:span>, onde <text:span text:style-name="T1">V</text:span> é o conjunto dos vértices de <text:span text:style-name="T1">G</text:span> e <text:span text:style-name="T1">E</text:span> é o conjunto de arestas definido da seguinte forma:</text:p>
                    <text:p/>
                  </text:list-item>
                </text:list>
              </text:list-item>
              <text:list-item>
                <text:p text:id="id23">Matriz de adjacências <text:span text:style-name="T1">M</text:span><text:span text:style-name="T2">n</text:span><text:span text:style-name="T3">x</text:span><text:span text:style-name="T4">n</text:span>, onde <text:span text:style-name="T1">n</text:span> é o número de vértices do grafo e <text:span text:style-name="T1">M</text:span> é tal que:</text:p>
                <text:list>
                  <text:list-item>
                    <text:p text:id="id24"><text:span text:style-name="T5">M[v</text:span><text:span text:style-name="T6">1</text:span><text:span text:style-name="T5">,v</text:span><text:span text:style-name="T6">2</text:span><text:span text:style-name="T5">]=0</text:span><text:span text:style-name="T7">, se não exite aresta </text:span><text:span text:style-name="T5">(v</text:span><text:span text:style-name="T6">1</text:span><text:span text:style-name="T5">,v</text:span><text:span text:style-name="T6">2</text:span><text:span text:style-name="T5">)</text:span></text:p>
                  </text:list-item>
                  <text:list-item>
                    <text:p text:id="id25"><text:span text:style-name="T5">M[v</text:span><text:span text:style-name="T6">1</text:span><text:span text:style-name="T5">,v</text:span><text:span text:style-name="T6">2</text:span><text:span text:style-name="T5">]=1</text:span><text:span text:style-name="T7">, c.c.</text:span></text:p>
                  </text:list-item>
                  <text:list-item>
                    <text:p text:id="id26"><text:span text:style-name="T7">Não permite arestas paralelas</text:span></text:p>
                  </text:list-item>
                </text:list>
              </text:list-item>
            </text:list>
          </draw:text-box>
        </draw:frame>
        <draw:frame draw:style-name="gr8" draw:id="id22" draw:layer="layout" svg:width="9.5cm" svg:height="1.18cm" svg:x="3.289cm" svg:y="9.64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.999cm" svg:height="0.999cm" svg:x="15.847cm" svg:y="11.54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26" anim:sub-item="text" smil:attributeName="visibility" smil:to="visible"/>
                  <anim:transitionFilter smil:dur="2s" smil:targetElement="id26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Restriçoes comuns</text:p>
          </draw:text-box>
        </draw:frame>
        <draw:frame presentation:style-name="pr9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em laços (<text:span text:style-name="T1">loops</text:span>)</text:p>
              </text:list-item>
              <text:list-item>
                <text:p text:style-name="P4">Sem arestas paralelas</text:p>
              </text:list-item>
              <text:list-item>
                <text:p text:style-name="P4">Conjunto de vértices finito</text:p>
              </text:list-item>
              <text:list-item>
                <text:p text:style-name="P4"/>
              </text:list-item>
            </text:list>
          </draw:text-box>
        </draw:frame>
        <draw:frame draw:style-name="gr8" draw:layer="layout" svg:width="3.38cm" svg:height="1.27cm" svg:x="2.5cm" svg:y="1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 presentation:user-transformed="true">
          <draw:text-box>
            <text:p>Conceitos básicos</text:p>
          </draw:text-box>
        </draw:frame>
        <draw:frame presentation:style-name="pr10" draw:layer="layout" svg:width="25.099cm" svg:height="14.586cm" svg:x="1.5cm" svg:y="4.914cm" presentation:class="outline" presentation:user-transformed="true">
          <draw:text-box>
            <text:list text:style-name="L2">
              <text:list-item>
                <text:p>Vizinhança: <text:span text:style-name="T1">v</text:span><text:span text:style-name="T4">1</text:span> e <text:span text:style-name="T1">v</text:span><text:span text:style-name="T4">2</text:span><text:span text:style-name="T8"> são vizinhos se e somente se existe uma aresta (v</text:span><text:span text:style-name="T4">1</text:span><text:span text:style-name="T8">,v</text:span><text:span text:style-name="T4">2</text:span><text:span text:style-name="T8">).</text:span></text:p>
              </text:list-item>
              <text:list-item>
                <text:p>Incidência: <text:span text:style-name="T1">e=(v</text:span><text:span text:style-name="T4">1</text:span><text:span text:style-name="T1">,v</text:span><text:span text:style-name="T4">2</text:span><text:span text:style-name="T1">)</text:span> incide em <text:span text:style-name="T1">v</text:span><text:span text:style-name="T4">1</text:span> e <text:span text:style-name="T1">v</text:span><text:span text:style-name="T4">2</text:span></text:p>
              </text:list-item>
              <text:list-item>
                <text:p>Grau de <text:span text:style-name="T1">v - g(v)</text:span>: número de arestas que incidem em <text:span text:style-name="T1">v</text:span></text:p>
              </text:list-item>
              <text:list-item>
                <text:p><text:span text:style-name="T1">Subgrafo: G'=(V',E') é um subgrafo de G=(V,E) </text:span></text:p>
                <text:p><text:span text:style-name="T1"/></text:p>
              </text:list-item>
              <text:list-item>
                <text:p>Subgrafo induzido em V': toda aresta de G que incide em pelo menos um vértice de V'</text:p>
              </text:list-item>
            </text:list>
          </draw:text-box>
        </draw:frame>
        <draw:frame draw:style-name="gr8" draw:layer="layout" svg:width="8cm" svg:height="1.17cm" svg:x="2.565cm" svg:y="14.70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 presentation:user-transformed="true">
          <draw:text-box>
            <text:p>Conceitos básicos</text:p>
          </draw:text-box>
        </draw:frame>
        <draw:frame presentation:style-name="pr11" draw:layer="layout" svg:width="26.199cm" svg:height="13.679cm" svg:x="1.301cm" svg:y="5cm" presentation:class="outline" presentation:user-transformed="true">
          <draw:text-box>
            <text:list text:style-name="L2">
              <text:list-item>
                <text:p>Caminho de v<text:span text:style-name="T9">1</text:span> a v<text:span text:style-name="T9">n</text:span>: sequência de vértices v<text:span text:style-name="T9">1</text:span>,...,v<text:span text:style-name="T9">n</text:span>, tal que (v<text:span text:style-name="T9">i</text:span>,v<text:span text:style-name="T9">i+1</text:span>) é uma aresta, 1 <text:span text:style-name="T10">≤</text:span><text:span text:style-name="T11"> </text:span>i &lt; n. </text:p>
              </text:list-item>
              <text:list-item>
                <text:p>Comprimento do caminho: número de arestas.</text:p>
              </text:list-item>
              <text:list-item>
                <text:p>Caminho simples:caminho sem vértices repetidos</text:p>
              </text:list-item>
              <text:list-item>
                <text:p>Ciclo: caminho de comprimento maior que 1, que começa e termina no mesmo vértice e não tem arestas repetidas.</text:p>
              </text:list-item>
              <text:list-item>
                <text:p>Ciclo simples: ciclo sem vértices repetidos, exceto o primeiro e o últim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Isomorfismo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 text:style-name="P5">Um isomorfismo entre dois grafos <text:span text:style-name="T1">G</text:span> e <text:span text:style-name="T1">H</text:span> é uma bijeção <text:span text:style-name="T1">f:</text:span> V<text:span text:style-name="T12">G</text:span><text:span text:style-name="T13">→</text:span> V<text:span text:style-name="T12">H</text:span> tal que dois vértices <text:span text:style-name="T1">v</text:span> e <text:span text:style-name="T1">w</text:span> são vizinhos em <text:span text:style-name="T1">G</text:span> se e somente se <text:span text:style-name="T1">f(v)</text:span> e <text:span text:style-name="T1">f(w)</text:span> são vizinhos em <text:span text:style-name="T1">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Tipos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Bipartido: V=V'UV'', V' V'' = 0 e não existe aresta (v_1, v_2) | (V_1 /in V' e V_2 /in V') ou (V_1 /in V'' e V_2 /in V'')</text:p>
              </text:list-item>
              <text:list-item>
                <text:p>Completo</text:p>
              </text:list-item>
              <text:list-item>
                <text:p>Bipartido Completo</text:p>
              </text:list-item>
              <text:list-item>
                <text:p>Conexo: há pelo menos 1 caminho entre quaisquer dois vértices.</text:p>
              </text:list-item>
              <text:list-item>
                <text:p>Árvore</text:p>
              </text:list-item>
              <text:list-item>
                <text:p>Flore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Propriedades</text:p>
          </draw:text-box>
        </draw:frame>
        <draw:frame presentation:style-name="pr11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Algoritmos de busca</text:p>
          </draw:text-box>
        </draw:frame>
        <draw:frame presentation:style-name="pr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usca em profundidade </text:p>
              </text:list-item>
              <text:list-item>
                <text:p>Busca em largu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3T1">
        <office:forms form:automatic-focus="false" form:apply-design-mode="false"/>
        <draw:frame presentation:style-name="pr8" draw:layer="layout" svg:width="25.199cm" svg:height="3.256cm" svg:x="1.301cm" svg:y="0.126cm" presentation:class="title">
          <draw:text-box>
            <text:p>Bibliografia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ttp://www.ime.usp.br/~pf/teoriadosgrafos/</text:p>
              </text:list-item>
              <text:list-item>
                <text:p>http://infovis.ucpel.tche.br/luzzardi/Estruturas_Dados/Grafos_Christian_2008.pdf</text:p>
              </text:list-item>
              <text:list-item>
                <text:p>http://pt.wikipedia.org/wiki/Grafo</text:p>
              </text:list-item>
              <text:list-item>
                <text:p>http://www.professeurs.polymtl.ca/michel.gagnon/Disciplinas/Bac/Grafos/Intro/intro.html</text:p>
              </text:list-item>
              <text:list-item>
                <text:p>http://www.munif.com.br/munif/arquivos/C1-busca.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4T32">
        <office:forms form:automatic-focus="false" form:apply-design-mode="false"/>
        <draw:frame presentation:style-name="pr13" draw:layer="layout" svg:width="25.199cm" svg:height="18.521cm" svg:x="1.301cm" svg:y="0.126cm" presentation:class="subtitle">
          <draw:text-box>
            <text:p>Obrigado!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="Circle" draw:marker-start-width="0.3cm" draw:marker-start-center="false" draw:marker-end="Circl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language="pt" fo:country="BR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4-07T16:15:04</meta:creation-date>
    <dc:language>fi-FI</dc:language>
    <meta:editing-cycles>20</meta:editing-cycles>
    <meta:editing-duration>PT12H18M14S</meta:editing-duration>
    <meta:initial-creator>Avellozo </meta:initial-creator>
    <dc:date>2010-04-09T19:34:54</dc:date>
    <dc:creator>Avellozo </dc:creator>
    <meta:document-statistic meta:object-count="11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Human.otp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E</math:mi>
      <math:mo math:stretchy="false">=</math:mo>
      <math:mfenced math:open="{" math:close="}">
        <math:mrow>
          <math:mrow>
            <math:mrow>
              <math:mrow>
                <math:mo math:stretchy="false">(</math:mo>
                <math:mrow>
                  <math:msub>
                    <math:mi>v</math:mi>
                    <math:mn>1,</math:mn>
                  </math:msub>
                  <math:msub>
                    <math:mi>v</math:mi>
                    <math:mn>2</math:mn>
                  </math:msub>
                </math:mrow>
                <math:mo math:stretchy="false">)</math:mo>
              </math:mrow>
              <math:mo math:stretchy="false">∣</math:mo>
              <math:msub>
                <math:mi>v</math:mi>
                <math:mn>1</math:mn>
              </math:msub>
            </math:mrow>
            <math:mo math:stretchy="false">∈</math:mo>
            <math:mi>V</math:mi>
          </math:mrow>
          <math:mi>e</math:mi>
          <math:mrow>
            <math:msub>
              <math:mi>v</math:mi>
              <math:mn>2</math:mn>
            </math:msub>
            <math:mo math:stretchy="false">∈</math:mo>
            <math:mi>V</math:mi>
          </math:mrow>
        </math:mrow>
      </math:mfenced>
    </math:mrow>
    <math:annotation math:encoding="StarMath 5.0">E=left lbrace (v_1,v_2) divides v_1 in V e v_2 in V right rbrace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V</math:mi>
      <math:mo math:stretchy="false">≠</math:mo>
      <math:mo math:stretchy="false">∅</math:mo>
    </math:mrow>
    <math:annotation math:encoding="StarMath 5.0">V &lt;&gt; emptyset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⇔</math:mo>
      <math:mi>V</math:mi>
      <math:mrow>
        <math:mi>'</math:mi>
        <math:mo math:stretchy="false">⊆</math:mo>
        <math:mi>V</math:mi>
      </math:mrow>
      <math:mi>e</math:mi>
      <math:mi>E</math:mi>
      <math:mrow>
        <math:mi>'</math:mi>
        <math:mo math:stretchy="false">⊆</math:mo>
        <math:mi>E</math:mi>
      </math:mrow>
    </math:mrow>
    <math:annotation math:encoding="StarMath 5.0">dlrarrow V'subseteq V  e E'subseteq E</math:annotation>
  </math:semantics>
</math:math>
</file>